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ystem-ui" svg:font-family="system-ui, 'Segoe UI', roboto, 'Noto Sans', oxygen, ubuntu, cantarell, 'Fira Sans', 'Droid Sans', 'Helvetica Neue', arial, sans-serif, 'Apple Color Emoji', 'Segoe UI Emoji', 'Segoe UI Symbol'"/>
    <style:font-face style:name="var font-family-mono" svg:font-family="'var font-family-mono'"/>
  </office:font-face-decls>
  <office:automatic-styles>
    <style:style style:name="P1" style:family="paragraph" style:parent-style-name="Preformatted_20_Text">
      <style:paragraph-properties fo:line-height="166%" fo:orphans="2" fo:widows="2" fo:padding="0cm" fo:border="none"/>
      <style:text-properties style:font-name="var font-family-mono" fo:font-weight="bold"/>
    </style:style>
    <style:style style:name="P2" style:family="paragraph" style:parent-style-name="Preformatted_20_Text">
      <style:paragraph-properties fo:line-height="166%" fo:orphans="2" fo:widows="2" fo:padding="0cm" fo:border="none"/>
      <style:text-properties fo:font-variant="normal" fo:text-transform="none" fo:color="#999999" loext:opacity="100%" style:font-name="var font-family-mono" fo:font-size="10.5pt" fo:letter-spacing="normal" fo:font-style="normal" fo:font-weight="bold"/>
    </style:style>
    <style:style style:name="P3" style:family="paragraph" style:parent-style-name="Preformatted_20_Text">
      <style:paragraph-properties fo:line-height="166%" fo:orphans="2" fo:widows="2" fo:padding="0cm" fo:border="none"/>
      <style:text-properties fo:font-variant="normal" fo:text-transform="none" fo:color="#14141f" loext:opacity="100%" style:font-name="var font-family-mono" fo:font-size="10.5pt" fo:letter-spacing="normal" fo:font-style="normal" fo:font-weight="bold"/>
    </style:style>
    <style:style style:name="P4" style:family="paragraph" style:parent-style-name="Preformatted_20_Text">
      <style:paragraph-properties fo:margin-top="0cm" fo:margin-bottom="0.499cm" style:contextual-spacing="false" fo:line-height="166%" fo:orphans="2" fo:widows="2" fo:padding="0cm" fo:border="none"/>
      <style:text-properties fo:font-variant="normal" fo:text-transform="none" fo:color="#14141f" loext:opacity="100%" style:font-name="var font-family-mono" fo:font-size="10.5pt" fo:letter-spacing="normal" fo:font-style="normal" fo:font-weight="bold"/>
    </style:style>
    <style:style style:name="P5" style:family="paragraph" style:parent-style-name="Preformatted_20_Text">
      <style:paragraph-properties fo:line-height="166%" fo:orphans="2" fo:widows="2" fo:padding="0cm" fo:border="none"/>
      <style:text-properties fo:font-variant="normal" fo:text-transform="none" fo:color="#14141f" loext:opacity="100%" fo:letter-spacing="normal"/>
    </style:style>
    <style:style style:name="P6" style:family="paragraph" style:parent-style-name="Preformatted_20_Text">
      <style:paragraph-properties fo:line-height="166%" fo:orphans="2" fo:widows="2" fo:padding="0cm" fo:border="none"/>
      <style:text-properties fo:font-variant="normal" fo:text-transform="none" fo:color="#9a9999" loext:opacity="100%" style:font-name="var font-family-mono" fo:font-size="10.5pt" fo:letter-spacing="normal" fo:font-style="normal" fo:font-weight="bold"/>
    </style:style>
    <style:style style:name="P7" style:family="paragraph" style:parent-style-name="Preformatted_20_Text">
      <style:paragraph-properties fo:line-height="166%" fo:orphans="2" fo:widows="2" fo:padding="0cm" fo:border="none"/>
    </style:style>
    <style:style style:name="P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style>
    <style:style style:name="P9" style:family="paragraph" style:parent-style-name="Standard">
      <style:paragraph-properties fo:orphans="3"/>
    </style:style>
    <style:style style:name="T1" style:family="text">
      <style:text-properties style:font-name="var font-family-mono" fo:font-size="10.5pt" fo:font-style="normal" fo:font-weight="bold"/>
    </style:style>
    <style:style style:name="T2" style:family="text">
      <style:text-properties fo:font-size="10pt"/>
    </style:style>
    <style:style style:name="T3" style:family="text">
      <style:text-properties fo:font-variant="normal" fo:text-transform="none" fo:color="#999999" loext:opacity="100%" style:font-name="var font-family-mono" fo:font-size="10pt" fo:letter-spacing="normal" fo:font-style="normal" fo:font-weight="bold"/>
    </style:style>
    <style:style style:name="T4" style:family="text">
      <style:text-properties fo:font-variant="normal" fo:text-transform="none" fo:color="#999999" loext:opacity="100%" style:font-name="var font-family-mono" fo:font-size="10.5pt" fo:letter-spacing="normal" fo:font-style="normal" fo:font-weight="bold"/>
    </style:style>
    <style:style style:name="T5" style:family="text">
      <style:text-properties fo:font-variant="normal" fo:text-transform="none" fo:color="#999999" loext:opacity="100%" style:font-name="var font-family-mono" fo:font-size="10.5pt" fo:letter-spacing="normal" fo:font-style="normal" style:text-underline-style="solid" style:text-underline-width="auto" style:text-underline-color="font-color" fo:font-weight="bold"/>
    </style:style>
    <style:style style:name="T6" style:family="text">
      <style:text-properties fo:font-variant="normal" fo:text-transform="none" fo:color="#14141f" loext:opacity="100%" style:font-name="var font-family-mono" fo:font-size="10.5pt" fo:letter-spacing="normal" fo:font-style="normal" fo:font-weight="bold"/>
    </style:style>
    <style:style style:name="T7" style:family="text">
      <style:text-properties fo:font-variant="normal" fo:text-transform="none" fo:color="#14141f" loext:opacity="100%" style:font-name="var font-family-mono" fo:font-size="10.5pt" fo:letter-spacing="normal" fo:font-style="normal" style:text-underline-style="solid" style:text-underline-width="auto" style:text-underline-color="font-color" fo:font-weight="bold"/>
    </style:style>
    <style:style style:name="T8" style:family="text">
      <style:text-properties fo:font-variant="normal" fo:text-transform="none" fo:color="#14141f" loext:opacity="100%" style:text-line-through-style="none" style:text-line-through-type="none" style:font-name="var font-family-mono" fo:font-size="10.5pt" fo:letter-spacing="normal" fo:font-style="normal" style:text-underline-style="none" fo:font-weight="bold" style:text-blinking="false" fo:background-color="transparent" loext:char-shading-value="0" loext:padding="0cm" loext:border="none"/>
    </style:style>
    <style:style style:name="T9" style:family="text">
      <style:text-properties fo:font-variant="normal" fo:text-transform="none" fo:color="#14141f" loext:opacity="100%" fo:letter-spacing="normal"/>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page-body">
        <text:section text:style-name="Sect1" text:name="main-panel">
          <text:p text:style-name="P1">Branch indexing</text:p>
          <text:p text:style-name="P7"><text:span text:style-name="T3">10:52:51</text:span><text:span text:style-name="T4"> Connecting to </text:span><text:a xlink:type="simple" xlink:href="https://api.github.com/" text:style-name="Internet_20_link" text:visited-style-name="Visited_20_Internet_20_Link"><text:span text:style-name="T5">https://api.github.com</text:span></text:a><text:span text:style-name="T4"> with no credentials, anonymous access</text:span></text:p>
          <text:p text:style-name="P2"><text:span text:style-name="T2">10:52:51</text:span> Jenkins-Imposed API Limiter: Current quota for Github API usage has 51 remaining (1 over budget). Next quota of 60 in 57 min. Sleeping for 4 min 39 sec.</text:p>
          <text:p text:style-name="P2"><text:span text:style-name="T2">10:52:51</text:span> Jenkins is attempting to evenly distribute GitHub API requests. To configure a different rate limiting strategy, such as having Jenkins restrict GitHub API requests only when near or above the GitHub rate limit, go to "GitHub API usage" under "Configure System" in the Jenkins settings.</text:p>
          <text:p text:style-name="P2"><text:span text:style-name="T2">10:55:52</text:span> Jenkins-Imposed API Limiter: Still sleeping, now only 1 min 36 sec remaining.</text:p>
          <text:p text:style-name="P3">Obtained Jenkinsfile from 3a02cb0327f1cf284090d57634372a82cce420c1</text:p>
          <text:p text:style-name="P6">[Pipeline] Start of Pipeline</text:p>
          <text:p text:style-name="P6">[Pipeline] node</text:p>
          <text:p text:style-name="P8"><text:span text:style-name="T6">Running on </text:span><text:a xlink:type="simple" xlink:href="http://158.160.104.118:8080/computer/agent/" text:style-name="Internet_20_link" text:visited-style-name="Visited_20_Internet_20_Link"><text:span text:style-name="T8">agent</text:span></text:a><text:span text:style-name="T6"> in /opt/jenkins_agent/workspace/vector-role2_main</text:span></text:p>
          <text:p text:style-name="P6">[Pipeline] {</text:p>
          <text:p text:style-name="P6">[Pipeline] stage</text:p>
          <text:p text:style-name="P6">[Pipeline] { (Declarative: Checkout SCM)</text:p>
          <text:p text:style-name="P6">[Pipeline] checkout</text:p>
          <text:p text:style-name="P3">The recommended git tool is: NONE</text:p>
          <text:p text:style-name="P3">No credentials specified</text:p>
          <text:p text:style-name="P3">Cloning the remote Git repository</text:p>
          <text:p text:style-name="P3">Cloning with configured refspecs honoured and without tags</text:p>
          <text:p text:style-name="P3">Avoid second fetch</text:p>
          <text:p text:style-name="P3">Checking out Revision 3a02cb0327f1cf284090d57634372a82cce420c1 (main)</text:p>
          <text:p text:style-name="P3">Commit message: "33444666"</text:p>
          <text:p text:style-name="P3">First time build. Skipping changelog.</text:p>
          <text:p text:style-name="P6">[Pipeline] }</text:p>
          <text:p text:style-name="P6">[Pipeline] // stage</text:p>
          <text:p text:style-name="P7"><text:span text:style-name="T6">Cloning repository </text:span><text:a xlink:type="simple" xlink:href="https://github.com/george25031996/vector-role.git" text:style-name="Internet_20_link" text:visited-style-name="Visited_20_Internet_20_Link"><text:span text:style-name="T7">https://github.com/george25031996/vector-role.git</text:span></text:a></text:p>
          <text:p text:style-name="P5"><text:s/><text:span text:style-name="T1">&gt; git init /opt/jenkins_agent/workspace/vector-role2_main # timeout=10</text:span></text:p>
          <text:p text:style-name="P7"><text:span text:style-name="T6">Fetching upstream changes from </text:span><text:a xlink:type="simple" xlink:href="https://github.com/george25031996/vector-role.git" text:style-name="Internet_20_link" text:visited-style-name="Visited_20_Internet_20_Link"><text:span text:style-name="T7">https://github.com/george25031996/vector-role.git</text:span></text:a></text:p>
          <text:p text:style-name="P5"><text:s/><text:span text:style-name="T1">&gt; git --version # timeout=10</text:span></text:p>
          <text:p text:style-name="P5"><text:soft-page-break/><text:s/><text:span text:style-name="T1">&gt; git --version # 'git version 2.39.3'</text:span></text:p>
          <text:p text:style-name="P7"><text:span text:style-name="T9"><text:s/></text:span><text:span text:style-name="T6">&gt; git fetch --no-tags --force --progress -- </text:span><text:a xlink:type="simple" xlink:href="https://github.com/george25031996/vector-role.git" text:style-name="Internet_20_link" text:visited-style-name="Visited_20_Internet_20_Link"><text:span text:style-name="T7">https://github.com/george25031996/vector-role.git</text:span></text:a><text:span text:style-name="T6"> +refs/heads/main:refs/remotes/origin/main # timeout=10</text:span></text:p>
          <text:p text:style-name="P7"><text:span text:style-name="T9"><text:s/></text:span><text:span text:style-name="T6">&gt; git config remote.origin.url </text:span><text:a xlink:type="simple" xlink:href="https://github.com/george25031996/vector-role.git" text:style-name="Internet_20_link" text:visited-style-name="Visited_20_Internet_20_Link"><text:span text:style-name="T7">https://github.com/george25031996/vector-role.git</text:span></text:a><text:span text:style-name="T6"> # timeout=10</text:span></text:p>
          <text:p text:style-name="P5"><text:s/><text:span text:style-name="T1">&gt; git config --add remote.origin.fetch +refs/heads/main:refs/remotes/origin/main # timeout=10</text:span></text:p>
          <text:p text:style-name="P5"><text:s/><text:span text:style-name="T1">&gt; git config core.sparsecheckout # timeout=10</text:span></text:p>
          <text:p text:style-name="P5"><text:s/><text:span text:style-name="T1">&gt; git checkout -f 3a02cb0327f1cf284090d57634372a82cce420c1 # timeout=10</text:span></text:p>
          <text:p text:style-name="P6">[Pipeline] withEnv</text:p>
          <text:p text:style-name="P6">[Pipeline] {</text:p>
          <text:p text:style-name="P6">[Pipeline] stage</text:p>
          <text:p text:style-name="P6">[Pipeline] { (Git)</text:p>
          <text:p text:style-name="P6">[Pipeline] git</text:p>
          <text:p text:style-name="P3">The recommended git tool is: NONE</text:p>
          <text:p text:style-name="P3">No credentials specified</text:p>
          <text:p text:style-name="P3">Fetching changes from the remote Git repository</text:p>
          <text:p text:style-name="P3">Checking out Revision 3a02cb0327f1cf284090d57634372a82cce420c1 (refs/remotes/origin/main)</text:p>
          <text:p text:style-name="P3">Commit message: "33444666"</text:p>
          <text:p text:style-name="P6">[Pipeline] }</text:p>
          <text:p text:style-name="P6">[Pipeline] // stage</text:p>
          <text:p text:style-name="P6">[Pipeline] stage</text:p>
          <text:p text:style-name="P6">[Pipeline] { (Molecule install)</text:p>
          <text:p text:style-name="P5"><text:s/><text:span text:style-name="T1">&gt; git rev-parse --resolve-git-dir /opt/jenkins_agent/workspace/vector-role2_main/.git # timeout=10</text:span></text:p>
          <text:p text:style-name="P7"><text:span text:style-name="T9"><text:s/></text:span><text:span text:style-name="T6">&gt; git config remote.origin.url </text:span><text:a xlink:type="simple" xlink:href="https://github.com/george25031996/vector-role.git" text:style-name="Internet_20_link" text:visited-style-name="Visited_20_Internet_20_Link"><text:span text:style-name="T7">https://github.com/george25031996/vector-role.git</text:span></text:a><text:span text:style-name="T6"> # timeout=10</text:span></text:p>
          <text:p text:style-name="P7"><text:span text:style-name="T6">Fetching upstream changes from </text:span><text:a xlink:type="simple" xlink:href="https://github.com/george25031996/vector-role.git" text:style-name="Internet_20_link" text:visited-style-name="Visited_20_Internet_20_Link"><text:span text:style-name="T7">https://github.com/george25031996/vector-role.git</text:span></text:a></text:p>
          <text:p text:style-name="P5"><text:s/><text:span text:style-name="T1">&gt; git --version # timeout=10</text:span></text:p>
          <text:p text:style-name="P5"><text:s/><text:span text:style-name="T1">&gt; git --version # 'git version 2.39.3'</text:span></text:p>
          <text:p text:style-name="P7"><text:span text:style-name="T9"><text:s/></text:span><text:span text:style-name="T6">&gt; git fetch --tags --force --progress -- </text:span><text:a xlink:type="simple" xlink:href="https://github.com/george25031996/vector-role.git" text:style-name="Internet_20_link" text:visited-style-name="Visited_20_Internet_20_Link"><text:span text:style-name="T7">https://github.com/george25031996/vector-role.git</text:span></text:a><text:span text:style-name="T6"> </text:span><text:soft-page-break/><text:span text:style-name="T6">+refs/heads/*:refs/remotes/origin/* # timeout=10</text:span></text:p>
          <text:p text:style-name="P5"><text:s/><text:span text:style-name="T1">&gt; git rev-parse refs/remotes/origin/main^{commit} # timeout=10</text:span></text:p>
          <text:p text:style-name="P5"><text:s/><text:span text:style-name="T1">&gt; git config core.sparsecheckout # timeout=10</text:span></text:p>
          <text:p text:style-name="P5"><text:s/><text:span text:style-name="T1">&gt; git checkout -f 3a02cb0327f1cf284090d57634372a82cce420c1 # timeout=10</text:span></text:p>
          <text:p text:style-name="P5"><text:s/><text:span text:style-name="T1">&gt; git branch -a -v --no-abbrev # timeout=10</text:span></text:p>
          <text:p text:style-name="P5"><text:s/><text:span text:style-name="T1">&gt; git checkout -b main 3a02cb0327f1cf284090d57634372a82cce420c1 # timeout=10</text:span></text:p>
          <text:p text:style-name="P6">[Pipeline] sh</text:p>
          <text:p text:style-name="P3">+ pip install molecule==3.4.0</text:p>
          <text:p text:style-name="P3">Defaulting to user installation because normal site-packages is not writeable</text:p>
          <text:p text:style-name="P3">Requirement already satisfied: molecule==3.4.0 in /home/jenkins/.local/lib/python3.6/site-packages (3.4.0)</text:p>
          <text:p text:style-name="P3">Requirement already satisfied: ansible-lint&gt;=5.1.1 in /home/jenkins/.local/lib/python3.6/site-packages (from molecule==3.4.0) (5.4.0)</text:p>
          <text:p text:style-name="P3">Requirement already satisfied: pluggy&lt;1.0,&gt;=0.7.1 in /home/jenkins/.local/lib/python3.6/site-packages (from molecule==3.4.0) (0.13.1)</text:p>
          <text:p text:style-name="P3">Requirement already satisfied: cerberus!=1.3.3,!=1.3.4,&gt;=1.3.1 in /usr/local/lib/python3.6/site-packages (from molecule==3.4.0) (1.3.5)</text:p>
          <text:p text:style-name="P3">Requirement already satisfied: subprocess-tee&gt;=0.3.2 in /usr/local/lib/python3.6/site-packages (from molecule==3.4.0) (0.3.5)</text:p>
          <text:p text:style-name="P3">Requirement already satisfied: Jinja2&gt;=2.11.3 in /usr/local/lib/python3.6/site-packages (from molecule==3.4.0) (3.0.3)</text:p>
          <text:p text:style-name="P3">Requirement already satisfied: setuptools&gt;=42 in /usr/local/lib/python3.6/site-packages (from molecule==3.4.0) (59.6.0)</text:p>
          <text:p text:style-name="P3">Requirement already satisfied: rich&gt;=9.5.1 in /usr/local/lib/python3.6/site-packages (from molecule==3.4.0) (12.6.0)</text:p>
          <text:p text:style-name="P3">Requirement already satisfied: packaging in /usr/local/lib/python3.6/site-packages (from molecule==3.4.0) (21.3)</text:p>
          <text:p text:style-name="P3">Requirement already satisfied: PyYAML&lt;6,&gt;=5.1 in /usr/local/lib64/python3.6/site-packages (from molecule==3.4.0) (5.4.1)</text:p>
          <text:p text:style-name="P3">Requirement already satisfied: selinux in /usr/local/lib/python3.6/site-packages (from molecule==3.4.0) (0.2.1)</text:p>
          <text:p text:style-name="P3">Requirement already satisfied: cookiecutter&gt;=1.7.3 in /usr/local/lib/python3.6/site-packages (from molecule==3.4.0) (1.7.3)</text:p>
          <text:p text:style-name="P3"><text:soft-page-break/>Requirement already satisfied: dataclasses in /usr/local/lib/python3.6/site-packages (from molecule==3.4.0) (0.8)</text:p>
          <text:p text:style-name="P3">Requirement already satisfied: paramiko&lt;3,&gt;=2.5.0 in /usr/local/lib/python3.6/site-packages (from molecule==3.4.0) (2.12.0)</text:p>
          <text:p text:style-name="P3">Requirement already satisfied: click&lt;9,&gt;=8.0 in /usr/local/lib/python3.6/site-packages (from molecule==3.4.0) (8.0.4)</text:p>
          <text:p text:style-name="P3">Requirement already satisfied: click-help-colors&gt;=0.9 in /usr/local/lib/python3.6/site-packages (from molecule==3.4.0) (0.9.1)</text:p>
          <text:p text:style-name="P3">Requirement already satisfied: enrich&gt;=1.2.5 in /usr/local/lib/python3.6/site-packages (from molecule==3.4.0) (1.2.7)</text:p>
          <text:p text:style-name="P3">Requirement already satisfied: tenacity in /home/jenkins/.local/lib/python3.6/site-packages (from ansible-lint&gt;=5.1.1-&gt;molecule==3.4.0) (8.2.2)</text:p>
          <text:p text:style-name="P3">Requirement already satisfied: ruamel.yaml&lt;1,&gt;=0.15.34 in /home/jenkins/.local/lib/python3.6/site-packages (from ansible-lint&gt;=5.1.1-&gt;molecule==3.4.0) (0.17.32)</text:p>
          <text:p text:style-name="P3">Requirement already satisfied: typing-extensions in /usr/local/lib/python3.6/site-packages (from ansible-lint&gt;=5.1.1-&gt;molecule==3.4.0) (4.1.1)</text:p>
          <text:p text:style-name="P3">Requirement already satisfied: wcmatch&gt;=7.0 in /home/jenkins/.local/lib/python3.6/site-packages (from ansible-lint&gt;=5.1.1-&gt;molecule==3.4.0) (8.3)</text:p>
          <text:p text:style-name="P3">Requirement already satisfied: importlib-metadata in /usr/local/lib/python3.6/site-packages (from cerberus!=1.3.3,!=1.3.4,&gt;=1.3.1-&gt;molecule==3.4.0) (4.8.3)</text:p>
          <text:p text:style-name="P3">Requirement already satisfied: binaryornot&gt;=0.4.4 in /usr/local/lib/python3.6/site-packages (from cookiecutter&gt;=1.7.3-&gt;molecule==3.4.0) (0.4.4)</text:p>
          <text:p text:style-name="P3">Requirement already satisfied: python-slugify&gt;=4.0.0 in /usr/local/lib/python3.6/site-packages (from cookiecutter&gt;=1.7.3-&gt;molecule==3.4.0) (6.1.2)</text:p>
          <text:p text:style-name="P3">Requirement already satisfied: six&gt;=1.10 in /usr/local/lib/python3.6/site-packages (from cookiecutter&gt;=1.7.3-&gt;molecule==3.4.0) (1.16.0)</text:p>
          <text:p text:style-name="P3">Requirement already satisfied: requests&gt;=2.23.0 in /usr/local/lib/python3.6/site-packages (from cookiecutter&gt;=1.7.3-&gt;molecule==3.4.0) (2.27.1)</text:p>
          <text:p text:style-name="P3">Requirement already satisfied: poyo&gt;=0.5.0 in /usr/local/lib/python3.6/site-packages (from cookiecutter&gt;=1.7.3-&gt;molecule==3.4.0) (0.5.0)</text:p>
          <text:p text:style-name="P3"><text:soft-page-break/>Requirement already satisfied: jinja2-time&gt;=0.2.0 in /usr/local/lib/python3.6/site-packages (from cookiecutter&gt;=1.7.3-&gt;molecule==3.4.0) (0.2.0)</text:p>
          <text:p text:style-name="P3">Requirement already satisfied: MarkupSafe&gt;=2.0 in /usr/local/lib64/python3.6/site-packages (from Jinja2&gt;=2.11.3-&gt;molecule==3.4.0) (2.0.1)</text:p>
          <text:p text:style-name="P3">Requirement already satisfied: bcrypt&gt;=3.1.3 in /usr/local/lib64/python3.6/site-packages (from paramiko&lt;3,&gt;=2.5.0-&gt;molecule==3.4.0) (4.0.1)</text:p>
          <text:p text:style-name="P3">Requirement already satisfied: pynacl&gt;=1.0.1 in /usr/local/lib64/python3.6/site-packages (from paramiko&lt;3,&gt;=2.5.0-&gt;molecule==3.4.0) (1.5.0)</text:p>
          <text:p text:style-name="P3">Requirement already satisfied: cryptography&gt;=2.5 in /usr/local/lib64/python3.6/site-packages (from paramiko&lt;3,&gt;=2.5.0-&gt;molecule==3.4.0) (40.0.2)</text:p>
          <text:p text:style-name="P3">Requirement already satisfied: commonmark&lt;0.10.0,&gt;=0.9.0 in /usr/local/lib/python3.6/site-packages (from rich&gt;=9.5.1-&gt;molecule==3.4.0) (0.9.1)</text:p>
          <text:p text:style-name="P3">Requirement already satisfied: pygments&lt;3.0.0,&gt;=2.6.0 in /usr/local/lib/python3.6/site-packages (from rich&gt;=9.5.1-&gt;molecule==3.4.0) (2.14.0)</text:p>
          <text:p text:style-name="P3">Requirement already satisfied: pyparsing!=3.0.5,&gt;=2.0.2 in /usr/local/lib/python3.6/site-packages (from packaging-&gt;molecule==3.4.0) (3.1.1)</text:p>
          <text:p text:style-name="P3">Requirement already satisfied: distro&gt;=1.3.0 in /usr/local/lib/python3.6/site-packages (from selinux-&gt;molecule==3.4.0) (1.8.0)</text:p>
          <text:p text:style-name="P3">Requirement already satisfied: chardet&gt;=3.0.2 in /usr/local/lib/python3.6/site-packages (from binaryornot&gt;=0.4.4-&gt;cookiecutter&gt;=1.7.3-&gt;molecule==3.4.0) (5.0.0)</text:p>
          <text:p text:style-name="P3">Requirement already satisfied: cffi&gt;=1.12 in /usr/local/lib64/python3.6/site-packages (from cryptography&gt;=2.5-&gt;paramiko&lt;3,&gt;=2.5.0-&gt;molecule==3.4.0) (1.15.1)</text:p>
          <text:p text:style-name="P3">Requirement already satisfied: zipp&gt;=0.5 in /usr/local/lib/python3.6/site-packages (from importlib-metadata-&gt;cerberus!=1.3.3,!=1.3.4,&gt;=1.3.1-&gt;molecule==3.4.0) (3.6.0)</text:p>
          <text:p text:style-name="P3">Requirement already satisfied: arrow in /usr/local/lib/python3.6/site-packages (from jinja2-time&gt;=0.2.0-&gt;cookiecutter&gt;=1.7.3-&gt;molecule==3.4.0) (1.2.3)</text:p>
          <text:p text:style-name="P3"><text:soft-page-break/>Requirement already satisfied: text-unidecode&gt;=1.3 in /usr/local/lib/python3.6/site-packages (from python-slugify&gt;=4.0.0-&gt;cookiecutter&gt;=1.7.3-&gt;molecule==3.4.0) (1.3)</text:p>
          <text:p text:style-name="P3">Requirement already satisfied: idna&lt;4,&gt;=2.5 in /usr/local/lib/python3.6/site-packages (from requests&gt;=2.23.0-&gt;cookiecutter&gt;=1.7.3-&gt;molecule==3.4.0) (3.4)</text:p>
          <text:p text:style-name="P3">Requirement already satisfied: certifi&gt;=2017.4.17 in /usr/local/lib/python3.6/site-packages (from requests&gt;=2.23.0-&gt;cookiecutter&gt;=1.7.3-&gt;molecule==3.4.0) (2023.7.22)</text:p>
          <text:p text:style-name="P3">Requirement already satisfied: charset-normalizer~=2.0.0 in /usr/local/lib/python3.6/site-packages (from requests&gt;=2.23.0-&gt;cookiecutter&gt;=1.7.3-&gt;molecule==3.4.0) (2.0.12)</text:p>
          <text:p text:style-name="P3">Requirement already satisfied: urllib3&lt;1.27,&gt;=1.21.1 in /usr/local/lib/python3.6/site-packages (from requests&gt;=2.23.0-&gt;cookiecutter&gt;=1.7.3-&gt;molecule==3.4.0) (1.26.16)</text:p>
          <text:p text:style-name="P3">Requirement already satisfied: ruamel.yaml.clib&gt;=0.2.7 in /home/jenkins/.local/lib/python3.6/site-packages (from ruamel.yaml&lt;1,&gt;=0.15.34-&gt;ansible-lint&gt;=5.1.1-&gt;molecule==3.4.0) (0.2.7)</text:p>
          <text:p text:style-name="P3">Requirement already satisfied: bracex&gt;=2.1.1 in /home/jenkins/.local/lib/python3.6/site-packages (from wcmatch&gt;=7.0-&gt;ansible-lint&gt;=5.1.1-&gt;molecule==3.4.0) (2.2.1)</text:p>
          <text:p text:style-name="P3">Requirement already satisfied: pycparser in /usr/local/lib/python3.6/site-packages (from cffi&gt;=1.12-&gt;cryptography&gt;=2.5-&gt;paramiko&lt;3,&gt;=2.5.0-&gt;molecule==3.4.0) (2.21)</text:p>
          <text:p text:style-name="P3">Requirement already satisfied: python-dateutil&gt;=2.7.0 in /usr/local/lib/python3.6/site-packages (from arrow-&gt;jinja2-time&gt;=0.2.0-&gt;cookiecutter&gt;=1.7.3-&gt;molecule==3.4.0) (2.8.2)</text:p>
          <text:p text:style-name="P6">[Pipeline] sh</text:p>
          <text:p text:style-name="P3">+ pip install 'ansible-lint&lt;6.0.0'</text:p>
          <text:p text:style-name="P3">Defaulting to user installation because normal site-packages is not writeable</text:p>
          <text:p text:style-name="P3">Requirement already satisfied: ansible-lint&lt;6.0.0 in /home/jenkins/.local/lib/python3.6/site-packages (5.4.0)</text:p>
          <text:p text:style-name="P3">Requirement already satisfied: rich&gt;=9.5.1 in /usr/local/lib/python3.6/site-packages (from ansible-lint&lt;6.0.0) (12.6.0)</text:p>
          <text:p text:style-name="P3">Requirement already satisfied: ruamel.yaml&lt;1,&gt;=0.15.34 in /home/jenkins/.local/lib/python3.6/site-packages (from ansible-lint&lt;6.0.0) <text:soft-page-break/>(0.17.32)</text:p>
          <text:p text:style-name="P3">Requirement already satisfied: enrich&gt;=1.2.6 in /usr/local/lib/python3.6/site-packages (from ansible-lint&lt;6.0.0) (1.2.7)</text:p>
          <text:p text:style-name="P3">Requirement already satisfied: typing-extensions in /usr/local/lib/python3.6/site-packages (from ansible-lint&lt;6.0.0) (4.1.1)</text:p>
          <text:p text:style-name="P3">Requirement already satisfied: wcmatch&gt;=7.0 in /home/jenkins/.local/lib/python3.6/site-packages (from ansible-lint&lt;6.0.0) (8.3)</text:p>
          <text:p text:style-name="P3">Requirement already satisfied: packaging in /usr/local/lib/python3.6/site-packages (from ansible-lint&lt;6.0.0) (21.3)</text:p>
          <text:p text:style-name="P3">Requirement already satisfied: tenacity in /home/jenkins/.local/lib/python3.6/site-packages (from ansible-lint&lt;6.0.0) (8.2.2)</text:p>
          <text:p text:style-name="P3">Requirement already satisfied: pyyaml in /usr/local/lib64/python3.6/site-packages (from ansible-lint&lt;6.0.0) (5.4.1)</text:p>
          <text:p text:style-name="P3">Requirement already satisfied: dataclasses&lt;0.9,&gt;=0.7 in /usr/local/lib/python3.6/site-packages (from rich&gt;=9.5.1-&gt;ansible-lint&lt;6.0.0) (0.8)</text:p>
          <text:p text:style-name="P3">Requirement already satisfied: pygments&lt;3.0.0,&gt;=2.6.0 in /usr/local/lib/python3.6/site-packages (from rich&gt;=9.5.1-&gt;ansible-lint&lt;6.0.0) (2.14.0)</text:p>
          <text:p text:style-name="P3">Requirement already satisfied: commonmark&lt;0.10.0,&gt;=0.9.0 in /usr/local/lib/python3.6/site-packages (from rich&gt;=9.5.1-&gt;ansible-lint&lt;6.0.0) (0.9.1)</text:p>
          <text:p text:style-name="P3">Requirement already satisfied: ruamel.yaml.clib&gt;=0.2.7 in /home/jenkins/.local/lib/python3.6/site-packages (from ruamel.yaml&lt;1,&gt;=0.15.34-&gt;ansible-lint&lt;6.0.0) (0.2.7)</text:p>
          <text:p text:style-name="P3">Requirement already satisfied: bracex&gt;=2.1.1 in /home/jenkins/.local/lib/python3.6/site-packages (from wcmatch&gt;=7.0-&gt;ansible-lint&lt;6.0.0) (2.2.1)</text:p>
          <text:p text:style-name="P3">Requirement already satisfied: pyparsing!=3.0.5,&gt;=2.0.2 in /usr/local/lib/python3.6/site-packages (from packaging-&gt;ansible-lint&lt;6.0.0) (3.1.1)</text:p>
          <text:p text:style-name="P6">[Pipeline] sh</text:p>
          <text:p text:style-name="P3">+ pip install molecule_docker</text:p>
          <text:p text:style-name="P3">Defaulting to user installation because normal site-packages is not writeable</text:p>
          <text:p text:style-name="P3">Requirement already satisfied: molecule_docker in /usr/local/lib/python3.6/site-packages (1.1.0)</text:p>
          <text:p text:style-name="P3"><text:soft-page-break/>Requirement already satisfied: molecule&gt;=3.4.0 in /home/jenkins/.local/lib/python3.6/site-packages (from molecule_docker) (3.4.0)</text:p>
          <text:p text:style-name="P3">Requirement already satisfied: docker&gt;=4.3.1 in /usr/local/lib/python3.6/site-packages (from molecule_docker) (5.0.3)</text:p>
          <text:p text:style-name="P3">Requirement already satisfied: requests in /usr/local/lib/python3.6/site-packages (from molecule_docker) (2.27.1)</text:p>
          <text:p text:style-name="P3">Requirement already satisfied: ansible-compat&gt;=0.5.0 in /usr/local/lib/python3.6/site-packages (from molecule_docker) (1.0.0)</text:p>
          <text:p text:style-name="P3">Requirement already satisfied: selinux in /usr/local/lib/python3.6/site-packages (from molecule_docker) (0.2.1)</text:p>
          <text:p text:style-name="P3">Requirement already satisfied: PyYAML in /usr/local/lib64/python3.6/site-packages (from ansible-compat&gt;=0.5.0-&gt;molecule_docker) (5.4.1)</text:p>
          <text:p text:style-name="P3">Requirement already satisfied: cached-property~=1.5 in /usr/local/lib/python3.6/site-packages (from ansible-compat&gt;=0.5.0-&gt;molecule_docker) (1.5.2)</text:p>
          <text:p text:style-name="P3">Requirement already satisfied: subprocess-tee&gt;=0.3.5 in /usr/local/lib/python3.6/site-packages (from ansible-compat&gt;=0.5.0-&gt;molecule_docker) (0.3.5)</text:p>
          <text:p text:style-name="P3">Requirement already satisfied: websocket-client&gt;=0.32.0 in /usr/local/lib/python3.6/site-packages (from docker&gt;=4.3.1-&gt;molecule_docker) (1.3.1)</text:p>
          <text:p text:style-name="P3">Requirement already satisfied: cerberus!=1.3.3,!=1.3.4,&gt;=1.3.1 in /usr/local/lib/python3.6/site-packages (from molecule&gt;=3.4.0-&gt;molecule_docker) (1.3.5)</text:p>
          <text:p text:style-name="P3">Requirement already satisfied: Jinja2&gt;=2.11.3 in /usr/local/lib/python3.6/site-packages (from molecule&gt;=3.4.0-&gt;molecule_docker) (3.0.3)</text:p>
          <text:p text:style-name="P3">Requirement already satisfied: enrich&gt;=1.2.5 in /usr/local/lib/python3.6/site-packages (from molecule&gt;=3.4.0-&gt;molecule_docker) (1.2.7)</text:p>
          <text:p text:style-name="P3">Requirement already satisfied: rich&gt;=9.5.1 in /usr/local/lib/python3.6/site-packages (from molecule&gt;=3.4.0-&gt;molecule_docker) (12.6.0)</text:p>
          <text:p text:style-name="P3">Requirement already satisfied: dataclasses in /usr/local/lib/python3.6/site-packages (from molecule&gt;=3.4.0-&gt;molecule_docker) (0.8)</text:p>
          <text:p text:style-name="P3">Requirement already satisfied: packaging in /usr/local/lib/python3.6/site-packages (from molecule&gt;=3.4.0-&gt;molecule_docker) (21.3)</text:p>
          <text:p text:style-name="P3">Requirement already satisfied: click-help-colors&gt;=0.9 in /usr/local/lib/python3.6/site-packages (from molecule&gt;=3.4.0-&gt;molecule_docker) <text:soft-page-break/>(0.9.1)</text:p>
          <text:p text:style-name="P3">Requirement already satisfied: cookiecutter&gt;=1.7.3 in /usr/local/lib/python3.6/site-packages (from molecule&gt;=3.4.0-&gt;molecule_docker) (1.7.3)</text:p>
          <text:p text:style-name="P3">Requirement already satisfied: ansible-lint&gt;=5.1.1 in /home/jenkins/.local/lib/python3.6/site-packages (from molecule&gt;=3.4.0-&gt;molecule_docker) (5.4.0)</text:p>
          <text:p text:style-name="P3">Requirement already satisfied: click&lt;9,&gt;=8.0 in /usr/local/lib/python3.6/site-packages (from molecule&gt;=3.4.0-&gt;molecule_docker) (8.0.4)</text:p>
          <text:p text:style-name="P3">Requirement already satisfied: paramiko&lt;3,&gt;=2.5.0 in /usr/local/lib/python3.6/site-packages (from molecule&gt;=3.4.0-&gt;molecule_docker) (2.12.0)</text:p>
          <text:p text:style-name="P3">Requirement already satisfied: pluggy&lt;1.0,&gt;=0.7.1 in /home/jenkins/.local/lib/python3.6/site-packages (from molecule&gt;=3.4.0-&gt;molecule_docker) (0.13.1)</text:p>
          <text:p text:style-name="P3">Requirement already satisfied: setuptools&gt;=42 in /usr/local/lib/python3.6/site-packages (from molecule&gt;=3.4.0-&gt;molecule_docker) (59.6.0)</text:p>
          <text:p text:style-name="P3">Requirement already satisfied: certifi&gt;=2017.4.17 in /usr/local/lib/python3.6/site-packages (from requests-&gt;molecule_docker) (2023.7.22)</text:p>
          <text:p text:style-name="P3">Requirement already satisfied: urllib3&lt;1.27,&gt;=1.21.1 in /usr/local/lib/python3.6/site-packages (from requests-&gt;molecule_docker) (1.26.16)</text:p>
          <text:p text:style-name="P3">Requirement already satisfied: charset-normalizer~=2.0.0 in /usr/local/lib/python3.6/site-packages (from requests-&gt;molecule_docker) (2.0.12)</text:p>
          <text:p text:style-name="P3">Requirement already satisfied: idna&lt;4,&gt;=2.5 in /usr/local/lib/python3.6/site-packages (from requests-&gt;molecule_docker) (3.4)</text:p>
          <text:p text:style-name="P3">Requirement already satisfied: distro&gt;=1.3.0 in /usr/local/lib/python3.6/site-packages (from selinux-&gt;molecule_docker) (1.8.0)</text:p>
          <text:p text:style-name="P3">Requirement already satisfied: tenacity in /home/jenkins/.local/lib/python3.6/site-packages (from ansible-lint&gt;=5.1.1-&gt;molecule&gt;=3.4.0-&gt;molecule_docker) (8.2.2)</text:p>
          <text:p text:style-name="P3">Requirement already satisfied: wcmatch&gt;=7.0 in /home/jenkins/.local/lib/python3.6/site-packages (from ansible-lint&gt;=5.1.1-&gt;molecule&gt;=3.4.0-&gt;molecule_docker) (8.3)</text:p>
          <text:p text:style-name="P3"><text:soft-page-break/>Requirement already satisfied: typing-extensions in /usr/local/lib/python3.6/site-packages (from ansible-lint&gt;=5.1.1-&gt;molecule&gt;=3.4.0-&gt;molecule_docker) (4.1.1)</text:p>
          <text:p text:style-name="P3">Requirement already satisfied: ruamel.yaml&lt;1,&gt;=0.15.34 in /home/jenkins/.local/lib/python3.6/site-packages (from ansible-lint&gt;=5.1.1-&gt;molecule&gt;=3.4.0-&gt;molecule_docker) (0.17.32)</text:p>
          <text:p text:style-name="P3">Requirement already satisfied: importlib-metadata in /usr/local/lib/python3.6/site-packages (from cerberus!=1.3.3,!=1.3.4,&gt;=1.3.1-&gt;molecule&gt;=3.4.0-&gt;molecule_docker) (4.8.3)</text:p>
          <text:p text:style-name="P3">Requirement already satisfied: python-slugify&gt;=4.0.0 in /usr/local/lib/python3.6/site-packages (from cookiecutter&gt;=1.7.3-&gt;molecule&gt;=3.4.0-&gt;molecule_docker) (6.1.2)</text:p>
          <text:p text:style-name="P3">Requirement already satisfied: binaryornot&gt;=0.4.4 in /usr/local/lib/python3.6/site-packages (from cookiecutter&gt;=1.7.3-&gt;molecule&gt;=3.4.0-&gt;molecule_docker) (0.4.4)</text:p>
          <text:p text:style-name="P3">Requirement already satisfied: poyo&gt;=0.5.0 in /usr/local/lib/python3.6/site-packages (from cookiecutter&gt;=1.7.3-&gt;molecule&gt;=3.4.0-&gt;molecule_docker) (0.5.0)</text:p>
          <text:p text:style-name="P3">Requirement already satisfied: six&gt;=1.10 in /usr/local/lib/python3.6/site-packages (from cookiecutter&gt;=1.7.3-&gt;molecule&gt;=3.4.0-&gt;molecule_docker) (1.16.0)</text:p>
          <text:p text:style-name="P3">Requirement already satisfied: jinja2-time&gt;=0.2.0 in /usr/local/lib/python3.6/site-packages (from cookiecutter&gt;=1.7.3-&gt;molecule&gt;=3.4.0-&gt;molecule_docker) (0.2.0)</text:p>
          <text:p text:style-name="P3">Requirement already satisfied: MarkupSafe&gt;=2.0 in /usr/local/lib64/python3.6/site-packages (from Jinja2&gt;=2.11.3-&gt;molecule&gt;=3.4.0-&gt;molecule_docker) (2.0.1)</text:p>
          <text:p text:style-name="P3">Requirement already satisfied: cryptography&gt;=2.5 in /usr/local/lib64/python3.6/site-packages (from paramiko&lt;3,&gt;=2.5.0-&gt;molecule&gt;=3.4.0-&gt;molecule_docker) (40.0.2)</text:p>
          <text:p text:style-name="P3">Requirement already satisfied: bcrypt&gt;=3.1.3 in /usr/local/lib64/python3.6/site-packages (from paramiko&lt;3,&gt;=2.5.0-&gt;molecule&gt;=3.4.0-&gt;molecule_docker) (4.0.1)</text:p>
          <text:p text:style-name="P3">Requirement already satisfied: pynacl&gt;=1.0.1 in /usr/local/lib64/python3.6/site-packages (from paramiko&lt;3,&gt;=2.5.0-&gt;molecule&gt;=3.4.0-&gt;molecule_docker) (1.5.0)</text:p>
          <text:p text:style-name="P3"><text:soft-page-break/>Requirement already satisfied: pygments&lt;3.0.0,&gt;=2.6.0 in /usr/local/lib/python3.6/site-packages (from rich&gt;=9.5.1-&gt;molecule&gt;=3.4.0-&gt;molecule_docker) (2.14.0)</text:p>
          <text:p text:style-name="P3">Requirement already satisfied: commonmark&lt;0.10.0,&gt;=0.9.0 in /usr/local/lib/python3.6/site-packages (from rich&gt;=9.5.1-&gt;molecule&gt;=3.4.0-&gt;molecule_docker) (0.9.1)</text:p>
          <text:p text:style-name="P3">Requirement already satisfied: pyparsing!=3.0.5,&gt;=2.0.2 in /usr/local/lib/python3.6/site-packages (from packaging-&gt;molecule&gt;=3.4.0-&gt;molecule_docker) (3.1.1)</text:p>
          <text:p text:style-name="P3">Requirement already satisfied: chardet&gt;=3.0.2 in /usr/local/lib/python3.6/site-packages (from binaryornot&gt;=0.4.4-&gt;cookiecutter&gt;=1.7.3-&gt;molecule&gt;=3.4.0-&gt;molecule_docker) (5.0.0)</text:p>
          <text:p text:style-name="P3">Requirement already satisfied: cffi&gt;=1.12 in /usr/local/lib64/python3.6/site-packages (from cryptography&gt;=2.5-&gt;paramiko&lt;3,&gt;=2.5.0-&gt;molecule&gt;=3.4.0-&gt;molecule_docker) (1.15.1)</text:p>
          <text:p text:style-name="P3">Requirement already satisfied: zipp&gt;=0.5 in /usr/local/lib/python3.6/site-packages (from importlib-metadata-&gt;cerberus!=1.3.3,!=1.3.4,&gt;=1.3.1-&gt;molecule&gt;=3.4.0-&gt;molecule_docker) (3.6.0)</text:p>
          <text:p text:style-name="P3">Requirement already satisfied: arrow in /usr/local/lib/python3.6/site-packages (from jinja2-time&gt;=0.2.0-&gt;cookiecutter&gt;=1.7.3-&gt;molecule&gt;=3.4.0-&gt;molecule_docker) (1.2.3)</text:p>
          <text:p text:style-name="P3">Requirement already satisfied: text-unidecode&gt;=1.3 in /usr/local/lib/python3.6/site-packages (from python-slugify&gt;=4.0.0-&gt;cookiecutter&gt;=1.7.3-&gt;molecule&gt;=3.4.0-&gt;molecule_docker) (1.3)</text:p>
          <text:p text:style-name="P3">Requirement already satisfied: ruamel.yaml.clib&gt;=0.2.7 in /home/jenkins/.local/lib/python3.6/site-packages (from ruamel.yaml&lt;1,&gt;=0.15.34-&gt;ansible-lint&gt;=5.1.1-&gt;molecule&gt;=3.4.0-&gt;molecule_docker) (0.2.7)</text:p>
          <text:p text:style-name="P3">Requirement already satisfied: bracex&gt;=2.1.1 in /home/jenkins/.local/lib/python3.6/site-packages (from wcmatch&gt;=7.0-&gt;ansible-lint&gt;=5.1.1-&gt;molecule&gt;=3.4.0-&gt;molecule_docker) (2.2.1)</text:p>
          <text:p text:style-name="P3">Requirement already satisfied: pycparser in /usr/local/lib/python3.6/site-packages (from cffi&gt;=1.12-&gt;cryptography&gt;=2.5-&gt;paramiko&lt;3,&gt;=2.5.0-&gt;molecule&gt;=3.4.0-&gt;molecule_docker) (2.21)</text:p>
          <text:p text:style-name="P3">Requirement already satisfied: python-dateutil&gt;=2.7.0 in /usr/local/lib/python3.6/site-packages (from arrow-&gt;jinja2-time&gt;=0.2.0-<text:soft-page-break/>&gt;cookiecutter&gt;=1.7.3-&gt;molecule&gt;=3.4.0-&gt;molecule_docker) (2.8.2)</text:p>
          <text:p text:style-name="P6">[Pipeline] }</text:p>
          <text:p text:style-name="P6">[Pipeline] // stage</text:p>
          <text:p text:style-name="P6">[Pipeline] stage</text:p>
          <text:p text:style-name="P6">[Pipeline] { (Molecule test)</text:p>
          <text:p text:style-name="P6">[Pipeline] sh</text:p>
          <text:p text:style-name="P3">+ molecule test -s centos7</text:p>
          <text:p text:style-name="P3">/usr/local/lib/python3.6/site-packages/requests/__init__.py:104: RequestsDependencyWarning: urllib3 (1.26.16) or chardet (5.0.0)/charset_normalizer (2.0.12) doesn't match a supported version!</text:p>
          <text:p text:style-name="P5"><text:s text:c="2"/><text:span text:style-name="T1">RequestsDependencyWarning)</text:span></text:p>
          <text:p text:style-name="P3">INFO <text:s text:c="4"/>centos7 scenario test matrix: dependency, lint, cleanup, destroy, syntax, create, prepare, converge, idempotence, side_effect, verify, cleanup, destroy</text:p>
          <text:p text:style-name="P3">INFO <text:s text:c="4"/>Performing prerun...</text:p>
          <text:p text:style-name="P3">INFO <text:s text:c="4"/>Guessed /opt/jenkins_agent/workspace/vector-role2_main as project root directory</text:p>
          <text:p text:style-name="P3">INFO <text:s text:c="4"/>Running ansible-galaxy role install --force --roles-path /home/jenkins/.cache/ansible-lint/d91a8a/roles -vr molecule/centos7/requirements.yml</text:p>
          <text:p text:style-name="P3">WARNING <text:s/>Computed fully qualified role name of vector-role2_main does not follow current galaxy requirements.</text:p>
          <text:p text:style-name="P3">Please edit meta/main.yml and assure we can correctly determine full role name:</text:p>
          <text:p text:style-name="P7"/>
          <text:p text:style-name="P3">galaxy_info:</text:p>
          <text:p text:style-name="P3">role_name: my_name <text:s/># if absent directory name hosting role is used instead</text:p>
          <text:p text:style-name="P3">namespace: my_galaxy_namespace <text:s/># if absent, author is used instead</text:p>
          <text:p text:style-name="P7"/>
          <text:p text:style-name="P7"><text:span text:style-name="T6">Namespace: </text:span><text:a xlink:type="simple" xlink:href="https://galaxy.ansible.com/docs/contributing/namespaces.html#galaxy-namespace-limitations" text:style-name="Internet_20_link" text:visited-style-name="Visited_20_Internet_20_Link"><text:span text:style-name="T7">https://galaxy.ansible.com/docs/contributing/namespaces.html#galaxy-namespace-limitations</text:span></text:a></text:p>
          <text:p text:style-name="P7"><text:span text:style-name="T6">Role: </text:span><text:a xlink:type="simple" xlink:href="https://galaxy.ansible.com/docs/contributing/creating_role.html#role-names" text:style-name="Internet_20_link" text:visited-style-name="Visited_20_Internet_20_Link"><text:span text:style-name="T7">https://galaxy.ansible.com/docs/contributing/creating_role.html#role-names</text:span></text:a></text:p>
          <text:p text:style-name="P7"/>
          <text:p text:style-name="P3">As an alternative, you can add 'role-name' to either skip_list or warn_list.</text:p>
          <text:p text:style-name="P7"/>
          <text:p text:style-name="P3"><text:soft-page-break/>INFO <text:s text:c="4"/>Using /home/jenkins/.cache/ansible-lint/d91a8a/roles/vector-role2_main symlink to current repository in order to enable Ansible to find the role using its expected full name.</text:p>
          <text:p text:style-name="P3">INFO <text:s text:c="4"/>Added ANSIBLE_ROLES_PATH=~/.ansible/roles:/usr/share/ansible/roles:/etc/ansible/roles:/home/jenkins/.cache/ansible-lint/d91a8a/roles</text:p>
          <text:p text:style-name="P3">INFO <text:s text:c="4"/>Running centos7 &gt; dependency</text:p>
          <text:p text:style-name="P3">[DEPRECATION WARNING]: Ansible will require Python 3.8 or newer on the </text:p>
          <text:p text:style-name="P3">controller starting with Ansible 2.12. Current version: 3.6.8 (default, Jun 26 </text:p>
          <text:p text:style-name="P3">2023, 20:26:30) [GCC 8.5.0 20210514 (Red Hat 8.5.0-20)]. This feature will be </text:p>
          <text:p text:style-name="P3">removed from ansible-core in version 2.12. Deprecation warnings can be disabled</text:p>
          <text:p text:style-name="P5"><text:s/><text:span text:style-name="T1">by setting deprecation_warnings=False in ansible.cfg.</text:span></text:p>
          <text:p text:style-name="P3">/usr/local/lib/python3.6/site-packages/ansible/parsing/vault/__init__.py:44: CryptographyDeprecationWarning: Python 3.6 is no longer supported by the Python core team. Therefore, support for it is deprecated in cryptography. The next release of cryptography will remove support for Python 3.6.</text:p>
          <text:p text:style-name="P5"><text:s text:c="2"/><text:span text:style-name="T1">from cryptography.exceptions import InvalidSignature</text:span></text:p>
          <text:p text:style-name="P3">WARNING <text:s/>Skipping, missing the requirements file.</text:p>
          <text:p text:style-name="P3">[DEPRECATION WARNING]: Ansible will require Python 3.8 or newer on the </text:p>
          <text:p text:style-name="P3">controller starting with Ansible 2.12. Current version: 3.6.8 (default, Jun 26 </text:p>
          <text:p text:style-name="P3">2023, 20:26:30) [GCC 8.5.0 20210514 (Red Hat 8.5.0-20)]. This feature will be </text:p>
          <text:p text:style-name="P3">removed from ansible-core in version 2.12. Deprecation warnings can be disabled</text:p>
          <text:p text:style-name="P5"><text:s/><text:span text:style-name="T1">by setting deprecation_warnings=False in ansible.cfg.</text:span></text:p>
          <text:p text:style-name="P3">/usr/local/lib/python3.6/site-packages/ansible/parsing/vault/__init__.py:44: CryptographyDeprecationWarning: Python 3.6 is no longer supported by the Python core team. Therefore, support for it is deprecated in cryptography. The next release of cryptography will remove support for Python 3.6.</text:p>
          <text:p text:style-name="P5"><text:s text:c="2"/><text:span text:style-name="T1">from cryptography.exceptions import InvalidSignature</text:span></text:p>
          <text:p text:style-name="P3">WARNING <text:s/>Skipping, missing the requirements file.</text:p>
          <text:p text:style-name="P3">INFO <text:s text:c="4"/>Running centos7 &gt; lint</text:p>
          <text:p text:style-name="P3">INFO <text:s text:c="4"/>Lint is disabled.</text:p>
          <text:p text:style-name="P3">INFO <text:s text:c="4"/>Running centos7 &gt; cleanup</text:p>
          <text:p text:style-name="P3">WARNING <text:s/>Skipping, cleanup playbook not configured.</text:p>
          <text:p text:style-name="P3">INFO <text:s text:c="4"/>Running centos7 &gt; destroy</text:p>
          <text:p text:style-name="P3"><text:soft-page-break/>INFO <text:s text:c="4"/>Sanity checks: 'docker'</text:p>
          <text:p text:style-name="P3">/usr/local/lib/python3.6/site-packages/paramiko/transport.py:33: CryptographyDeprecationWarning: Python 3.6 is no longer supported by the Python core team. Therefore, support for it is deprecated in cryptography. The next release of cryptography will remove support for Python 3.6.</text:p>
          <text:p text:style-name="P5"><text:s text:c="2"/><text:span text:style-name="T1">from cryptography.hazmat.backends import default_backend</text:span></text:p>
          <text:p text:style-name="P3">[DEPRECATION WARNING]: Ansible will require Python 3.8 or newer on the</text:p>
          <text:p text:style-name="P3">controller starting with Ansible 2.12. Current version: 3.6.8 (default, Jun 26</text:p>
          <text:p text:style-name="P3">2023, 20:26:30) [GCC 8.5.0 20210514 (Red Hat 8.5.0-20)]. This feature will be</text:p>
          <text:p text:style-name="P3">removed from ansible-core in version 2.12. Deprecation warnings can be disabled</text:p>
          <text:p text:style-name="P5"><text:s/><text:span text:style-name="T1">by setting deprecation_warnings=False in ansible.cfg.</text:span></text:p>
          <text:p text:style-name="P7"/>
          <text:p text:style-name="P3">PLAY [Destroy] *****************************************************************</text:p>
          <text:p text:style-name="P7"/>
          <text:p text:style-name="P3">TASK [Destroy molecule instance(s)] ********************************************</text:p>
          <text:p text:style-name="P3">/usr/local/lib/python3.6/site-packages/ansible/parsing/vault/__init__.py:44: CryptographyDeprecationWarning: Python 3.6 is no longer supported by the Python core team. Therefore, support for it is deprecated in cryptography. The next release of cryptography will remove support for Python 3.6.</text:p>
          <text:p text:style-name="P5"><text:s text:c="2"/><text:span text:style-name="T1">from cryptography.exceptions import InvalidSignature</text:span></text:p>
          <text:p text:style-name="P3">changed: [localhost] =&gt; (item=instance)</text:p>
          <text:p text:style-name="P7"/>
          <text:p text:style-name="P3">TASK [Wait for instance(s) deletion to complete] *******************************</text:p>
          <text:p text:style-name="P3">FAILED - RETRYING: Wait for instance(s) deletion to complete (300 retries left).</text:p>
          <text:p text:style-name="P3">ok: [localhost] =&gt; (item=instance)</text:p>
          <text:p text:style-name="P7"/>
          <text:p text:style-name="P3">TASK [Delete docker networks(s)] ***********************************************</text:p>
          <text:p text:style-name="P7"/>
          <text:p text:style-name="P3">PLAY RECAP *********************************************************************</text:p>
          <text:p text:style-name="P3">localhost <text:s text:c="17"/>: ok=2 <text:s text:c="3"/>changed=1 <text:s text:c="3"/>unreachable=0 <text:s text:c="3"/>failed=0 <text:s text:c="3"/>skipped=1 <text:s text:c="3"/>rescued=0 <text:s text:c="3"/>ignored=0</text:p>
          <text:p text:style-name="P7"/>
          <text:p text:style-name="P3">INFO <text:s text:c="4"/>Running centos7 &gt; syntax</text:p>
          <text:p text:style-name="P3">[DEPRECATION WARNING]: Ansible will require Python 3.8 or newer on the</text:p>
          <text:p text:style-name="P3">controller starting with Ansible 2.12. Current version: 3.6.8 (default, Jun 26</text:p>
          <text:p text:style-name="P3"><text:soft-page-break/>2023, 20:26:30) [GCC 8.5.0 20210514 (Red Hat 8.5.0-20)]. This feature will be</text:p>
          <text:p text:style-name="P3">removed from ansible-core in version 2.12. Deprecation warnings can be disabled</text:p>
          <text:p text:style-name="P5"><text:s/><text:span text:style-name="T1">by setting deprecation_warnings=False in ansible.cfg.</text:span></text:p>
          <text:p text:style-name="P7"/>
          <text:p text:style-name="P3">playbook: /opt/jenkins_agent/workspace/vector-role2_main/molecule/centos7/converge.yml</text:p>
          <text:p text:style-name="P3">/usr/local/lib/python3.6/site-packages/ansible/parsing/vault/__init__.py:44: CryptographyDeprecationWarning: Python 3.6 is no longer supported by the Python core team. Therefore, support for it is deprecated in cryptography. The next release of cryptography will remove support for Python 3.6.</text:p>
          <text:p text:style-name="P5"><text:s text:c="2"/><text:span text:style-name="T1">from cryptography.exceptions import InvalidSignature</text:span></text:p>
          <text:p text:style-name="P3">INFO <text:s text:c="4"/>Running centos7 &gt; create</text:p>
          <text:p text:style-name="P3">[DEPRECATION WARNING]: Ansible will require Python 3.8 or newer on the</text:p>
          <text:p text:style-name="P3">controller starting with Ansible 2.12. Current version: 3.6.8 (default, Jun 26</text:p>
          <text:p text:style-name="P3">2023, 20:26:30) [GCC 8.5.0 20210514 (Red Hat 8.5.0-20)]. This feature will be</text:p>
          <text:p text:style-name="P3">removed from ansible-core in version 2.12. Deprecation warnings can be disabled</text:p>
          <text:p text:style-name="P5"><text:s/><text:span text:style-name="T1">by setting deprecation_warnings=False in ansible.cfg.</text:span></text:p>
          <text:p text:style-name="P7"/>
          <text:p text:style-name="P3">PLAY [Create] ******************************************************************</text:p>
          <text:p text:style-name="P7"/>
          <text:p text:style-name="P3">TASK [Log into a Docker registry] **********************************************</text:p>
          <text:p text:style-name="P3">/usr/local/lib/python3.6/site-packages/ansible/parsing/vault/__init__.py:44: CryptographyDeprecationWarning: Python 3.6 is no longer supported by the Python core team. Therefore, support for it is deprecated in cryptography. The next release of cryptography will remove support for Python 3.6.</text:p>
          <text:p text:style-name="P5"><text:s text:c="2"/><text:span text:style-name="T1">from cryptography.exceptions import InvalidSignature</text:span></text:p>
          <text:p text:style-name="P3">skipping: [localhost] =&gt; (item=None)</text:p>
          <text:p text:style-name="P3">skipping: [localhost]</text:p>
          <text:p text:style-name="P7"/>
          <text:p text:style-name="P3">TASK [Check presence of custom Dockerfiles] ************************************</text:p>
          <text:p text:style-name="P3">ok: [localhost] =&gt; (item={'image': 'docker.io/pycontribs/centos:7', 'name': 'instance', 'pre_build_image': True})</text:p>
          <text:p text:style-name="P7"/>
          <text:p text:style-name="P3">TASK [Create Dockerfiles from image names] *************************************</text:p>
          <text:p text:style-name="P3"><text:soft-page-break/>skipping: [localhost] =&gt; (item={'image': 'docker.io/pycontribs/centos:7', 'name': 'instance', 'pre_build_image': True})</text:p>
          <text:p text:style-name="P7"/>
          <text:p text:style-name="P3">TASK [Discover local Docker images] ********************************************</text:p>
          <text:p text:style-name="P3">ok: [localhost] =&gt; (item={'changed': False, 'skipped': True, 'skip_reason': 'Conditional result was False', 'item': {'image': 'docker.io/pycontribs/centos:7', 'name': 'instance', 'pre_build_image': True}, 'ansible_loop_var': 'item', 'i': 0, 'ansible_index_var': 'i'})</text:p>
          <text:p text:style-name="P7"/>
          <text:p text:style-name="P3">TASK [Build an Ansible compatible image (new)] *********************************</text:p>
          <text:p text:style-name="P3">skipping: [localhost] =&gt; (item=molecule_local/docker.io/pycontribs/centos:7)</text:p>
          <text:p text:style-name="P7"/>
          <text:p text:style-name="P3">TASK [Create docker network(s)] ************************************************</text:p>
          <text:p text:style-name="P7"/>
          <text:p text:style-name="P3">TASK [Determine the CMD directives] ********************************************</text:p>
          <text:p text:style-name="P3">ok: [localhost] =&gt; (item={'image': 'docker.io/pycontribs/centos:7', 'name': 'instance', 'pre_build_image': True})</text:p>
          <text:p text:style-name="P7"/>
          <text:p text:style-name="P3">TASK [Create molecule instance(s)] *********************************************</text:p>
          <text:p text:style-name="P3">changed: [localhost] =&gt; (item=instance)</text:p>
          <text:p text:style-name="P7"/>
          <text:p text:style-name="P3">TASK [Wait for instance(s) creation to complete] *******************************</text:p>
          <text:p text:style-name="P3">FAILED - RETRYING: Wait for instance(s) creation to complete (300 retries left).</text:p>
          <text:p text:style-name="P3">changed: [localhost] =&gt; (item={'started': 1, 'finished': 0, 'ansible_job_id': '963840195332.37113', 'results_file': '/home/jenkins/.ansible_async/963840195332.37113', 'changed': True, 'failed': False, 'item': {'image': 'docker.io/pycontribs/centos:7', 'name': 'instance', 'pre_build_image': True}, 'ansible_loop_var': 'item'})</text:p>
          <text:p text:style-name="P7"/>
          <text:p text:style-name="P3">PLAY RECAP *********************************************************************</text:p>
          <text:p text:style-name="P3">localhost <text:s text:c="17"/>: ok=5 <text:s text:c="3"/>changed=2 <text:s text:c="3"/>unreachable=0 <text:s text:c="3"/>failed=0 <text:s text:c="3"/>skipped=4 <text:s text:c="3"/>rescued=0 <text:s text:c="3"/>ignored=0</text:p>
          <text:p text:style-name="P7"/>
          <text:p text:style-name="P3">INFO <text:s text:c="4"/>Running centos7 &gt; prepare</text:p>
          <text:p text:style-name="P3">WARNING <text:s/>Skipping, prepare playbook not configured.</text:p>
          <text:p text:style-name="P3">INFO <text:s text:c="4"/>Running centos7 &gt; converge</text:p>
          <text:p text:style-name="P3"><text:soft-page-break/>[DEPRECATION WARNING]: Ansible will require Python 3.8 or newer on the</text:p>
          <text:p text:style-name="P3">controller starting with Ansible 2.12. Current version: 3.6.8 (default, Jun 26</text:p>
          <text:p text:style-name="P3">2023, 20:26:30) [GCC 8.5.0 20210514 (Red Hat 8.5.0-20)]. This feature will be</text:p>
          <text:p text:style-name="P3">removed from ansible-core in version 2.12. Deprecation warnings can be disabled</text:p>
          <text:p text:style-name="P5"><text:s/><text:span text:style-name="T1">by setting deprecation_warnings=False in ansible.cfg.</text:span></text:p>
          <text:p text:style-name="P7"/>
          <text:p text:style-name="P3">PLAY [Converge] ****************************************************************</text:p>
          <text:p text:style-name="P7"/>
          <text:p text:style-name="P3">TASK [Gathering Facts] *********************************************************</text:p>
          <text:p text:style-name="P3">/usr/local/lib/python3.6/site-packages/ansible/parsing/vault/__init__.py:44: CryptographyDeprecationWarning: Python 3.6 is no longer supported by the Python core team. Therefore, support for it is deprecated in cryptography. The next release of cryptography will remove support for Python 3.6.</text:p>
          <text:p text:style-name="P5"><text:s text:c="2"/><text:span text:style-name="T1">from cryptography.exceptions import InvalidSignature</text:span></text:p>
          <text:p text:style-name="P3">ok: [instance]</text:p>
          <text:p text:style-name="P7"/>
          <text:p text:style-name="P3">TASK [Include vector-role] *****************************************************</text:p>
          <text:p text:style-name="P7"/>
          <text:p text:style-name="P3">TASK [vector-role : Install vector] ********************************************</text:p>
          <text:p text:style-name="P3">included: /opt/jenkins_agent/workspace/vector-role/tasks/install_vector_docker.yml for instance</text:p>
          <text:p text:style-name="P7"/>
          <text:p text:style-name="P3">TASK [vector-role : VECTOR | Install rpm] **************************************</text:p>
          <text:p text:style-name="P3">changed: [instance]</text:p>
          <text:p text:style-name="P7"/>
          <text:p text:style-name="P3">TASK [vector-role : VECTOR | Template config] **********************************</text:p>
          <text:p text:style-name="P3">changed: [instance]</text:p>
          <text:p text:style-name="P7"/>
          <text:p text:style-name="P3">TASK [vector-role : Put docker package on hold] ********************************</text:p>
          <text:p text:style-name="P3">ok: [instance]</text:p>
          <text:p text:style-name="P7"/>
          <text:p text:style-name="P3">TASK [vector-role : Install vector] ********************************************</text:p>
          <text:p text:style-name="P3">skipping: [instance]</text:p>
          <text:p text:style-name="P7"/>
          <text:p text:style-name="P3"><text:soft-page-break/>PLAY RECAP *********************************************************************</text:p>
          <text:p text:style-name="P3">instance <text:s text:c="18"/>: ok=5 <text:s text:c="3"/>changed=2 <text:s text:c="3"/>unreachable=0 <text:s text:c="3"/>failed=0 <text:s text:c="3"/>skipped=1 <text:s text:c="3"/>rescued=0 <text:s text:c="3"/>ignored=0</text:p>
          <text:p text:style-name="P7"/>
          <text:p text:style-name="P3">INFO <text:s text:c="4"/>Running centos7 &gt; idempotence</text:p>
          <text:p text:style-name="P3">[DEPRECATION WARNING]: Ansible will require Python 3.8 or newer on the</text:p>
          <text:p text:style-name="P3">controller starting with Ansible 2.12. Current version: 3.6.8 (default, Jun 26</text:p>
          <text:p text:style-name="P3">2023, 20:26:30) [GCC 8.5.0 20210514 (Red Hat 8.5.0-20)]. This feature will be</text:p>
          <text:p text:style-name="P3">removed from ansible-core in version 2.12. Deprecation warnings can be disabled</text:p>
          <text:p text:style-name="P5"><text:s/><text:span text:style-name="T1">by setting deprecation_warnings=False in ansible.cfg.</text:span></text:p>
          <text:p text:style-name="P7"/>
          <text:p text:style-name="P3">PLAY [Converge] ****************************************************************</text:p>
          <text:p text:style-name="P7"/>
          <text:p text:style-name="P3">TASK [Gathering Facts] *********************************************************</text:p>
          <text:p text:style-name="P3">/usr/local/lib/python3.6/site-packages/ansible/parsing/vault/__init__.py:44: CryptographyDeprecationWarning: Python 3.6 is no longer supported by the Python core team. Therefore, support for it is deprecated in cryptography. The next release of cryptography will remove support for Python 3.6.</text:p>
          <text:p text:style-name="P5"><text:s text:c="2"/><text:span text:style-name="T1">from cryptography.exceptions import InvalidSignature</text:span></text:p>
          <text:p text:style-name="P3">ok: [instance]</text:p>
          <text:p text:style-name="P7"/>
          <text:p text:style-name="P3">TASK [Include vector-role] *****************************************************</text:p>
          <text:p text:style-name="P7"/>
          <text:p text:style-name="P3">TASK [vector-role : Install vector] ********************************************</text:p>
          <text:p text:style-name="P3">included: /opt/jenkins_agent/workspace/vector-role/tasks/install_vector_docker.yml for instance</text:p>
          <text:p text:style-name="P7"/>
          <text:p text:style-name="P3">TASK [vector-role : VECTOR | Install rpm] **************************************</text:p>
          <text:p text:style-name="P3">ok: [instance]</text:p>
          <text:p text:style-name="P7"/>
          <text:p text:style-name="P3">TASK [vector-role : VECTOR | Template config] **********************************</text:p>
          <text:p text:style-name="P3">ok: [instance]</text:p>
          <text:p text:style-name="P7"/>
          <text:p text:style-name="P3">TASK [vector-role : Put docker package on hold] ********************************</text:p>
          <text:p text:style-name="P3"><text:soft-page-break/>ok: [instance]</text:p>
          <text:p text:style-name="P7"/>
          <text:p text:style-name="P3">TASK [vector-role : Install vector] ********************************************</text:p>
          <text:p text:style-name="P3">skipping: [instance]</text:p>
          <text:p text:style-name="P7"/>
          <text:p text:style-name="P3">PLAY RECAP *********************************************************************</text:p>
          <text:p text:style-name="P3">instance <text:s text:c="18"/>: ok=5 <text:s text:c="3"/>changed=0 <text:s text:c="3"/>unreachable=0 <text:s text:c="3"/>failed=0 <text:s text:c="3"/>skipped=1 <text:s text:c="3"/>rescued=0 <text:s text:c="3"/>ignored=0</text:p>
          <text:p text:style-name="P7"/>
          <text:p text:style-name="P3">INFO <text:s text:c="4"/>Idempotence completed successfully.</text:p>
          <text:p text:style-name="P3">INFO <text:s text:c="4"/>Running centos7 &gt; side_effect</text:p>
          <text:p text:style-name="P3">WARNING <text:s/>Skipping, side effect playbook not configured.</text:p>
          <text:p text:style-name="P3">INFO <text:s text:c="4"/>Running centos7 &gt; verify</text:p>
          <text:p text:style-name="P3">INFO <text:s text:c="4"/>Running Ansible Verifier</text:p>
          <text:p text:style-name="P3">[DEPRECATION WARNING]: Ansible will require Python 3.8 or newer on the</text:p>
          <text:p text:style-name="P3">controller starting with Ansible 2.12. Current version: 3.6.8 (default, Jun 26</text:p>
          <text:p text:style-name="P3">2023, 20:26:30) [GCC 8.5.0 20210514 (Red Hat 8.5.0-20)]. This feature will be</text:p>
          <text:p text:style-name="P3">removed from ansible-core in version 2.12. Deprecation warnings can be disabled</text:p>
          <text:p text:style-name="P5"><text:s/><text:span text:style-name="T1">by setting deprecation_warnings=False in ansible.cfg.</text:span></text:p>
          <text:p text:style-name="P7"/>
          <text:p text:style-name="P3">PLAY [Verify] ******************************************************************</text:p>
          <text:p text:style-name="P7"/>
          <text:p text:style-name="P3">TASK [Example assertion] *******************************************************</text:p>
          <text:p text:style-name="P3">/usr/local/lib/python3.6/site-packages/ansible/parsing/vault/__init__.py:44: CryptographyDeprecationWarning: Python 3.6 is no longer supported by the Python core team. Therefore, support for it is deprecated in cryptography. The next release of cryptography will remove support for Python 3.6.</text:p>
          <text:p text:style-name="P5"><text:s text:c="2"/><text:span text:style-name="T1">from cryptography.exceptions import InvalidSignature</text:span></text:p>
          <text:p text:style-name="P3">ok: [instance] =&gt; {</text:p>
          <text:p text:style-name="P5"><text:s text:c="4"/><text:span text:style-name="T1">"changed": false,</text:span></text:p>
          <text:p text:style-name="P5"><text:s text:c="4"/><text:span text:style-name="T1">"msg": "All assertions passed"</text:span></text:p>
          <text:p text:style-name="P3">}</text:p>
          <text:p text:style-name="P7"/>
          <text:p text:style-name="P3">TASK [Check Vector configs] ****************************************************</text:p>
          <text:p text:style-name="P3">changed: [instance]</text:p>
          <text:p text:style-name="P7"><text:soft-page-break/></text:p>
          <text:p text:style-name="P3">TASK [Check Vector status] *****************************************************</text:p>
          <text:p text:style-name="P3">changed: [instance]</text:p>
          <text:p text:style-name="P7"/>
          <text:p text:style-name="P3">PLAY RECAP *********************************************************************</text:p>
          <text:p text:style-name="P3">instance <text:s text:c="18"/>: ok=3 <text:s text:c="3"/>changed=2 <text:s text:c="3"/>unreachable=0 <text:s text:c="3"/>failed=0 <text:s text:c="3"/>skipped=0 <text:s text:c="3"/>rescued=0 <text:s text:c="3"/>ignored=0</text:p>
          <text:p text:style-name="P7"/>
          <text:p text:style-name="P3">INFO <text:s text:c="4"/>Verifier completed successfully.</text:p>
          <text:p text:style-name="P3">INFO <text:s text:c="4"/>Running centos7 &gt; cleanup</text:p>
          <text:p text:style-name="P3">WARNING <text:s/>Skipping, cleanup playbook not configured.</text:p>
          <text:p text:style-name="P3">INFO <text:s text:c="4"/>Running centos7 &gt; destroy</text:p>
          <text:p text:style-name="P3">[DEPRECATION WARNING]: Ansible will require Python 3.8 or newer on the</text:p>
          <text:p text:style-name="P3">controller starting with Ansible 2.12. Current version: 3.6.8 (default, Jun 26</text:p>
          <text:p text:style-name="P3">2023, 20:26:30) [GCC 8.5.0 20210514 (Red Hat 8.5.0-20)]. This feature will be</text:p>
          <text:p text:style-name="P3">removed from ansible-core in version 2.12. Deprecation warnings can be disabled</text:p>
          <text:p text:style-name="P5"><text:s/><text:span text:style-name="T1">by setting deprecation_warnings=False in ansible.cfg.</text:span></text:p>
          <text:p text:style-name="P7"/>
          <text:p text:style-name="P3">PLAY [Destroy] *****************************************************************</text:p>
          <text:p text:style-name="P7"/>
          <text:p text:style-name="P3">TASK [Destroy molecule instance(s)] ********************************************</text:p>
          <text:p text:style-name="P3">/usr/local/lib/python3.6/site-packages/ansible/parsing/vault/__init__.py:44: CryptographyDeprecationWarning: Python 3.6 is no longer supported by the Python core team. Therefore, support for it is deprecated in cryptography. The next release of cryptography will remove support for Python 3.6.</text:p>
          <text:p text:style-name="P5"><text:s text:c="2"/><text:span text:style-name="T1">from cryptography.exceptions import InvalidSignature</text:span></text:p>
          <text:p text:style-name="P3">changed: [localhost] =&gt; (item=instance)</text:p>
          <text:p text:style-name="P7"/>
          <text:p text:style-name="P3">TASK [Wait for instance(s) deletion to complete] *******************************</text:p>
          <text:p text:style-name="P3">FAILED - RETRYING: Wait for instance(s) deletion to complete (300 retries left).</text:p>
          <text:p text:style-name="P3">changed: [localhost] =&gt; (item=instance)</text:p>
          <text:p text:style-name="P7"/>
          <text:p text:style-name="P3">TASK [Delete docker networks(s)] ***********************************************</text:p>
          <text:p text:style-name="P7"/>
          <text:p text:style-name="P3">PLAY RECAP *********************************************************************</text:p>
          <text:p text:style-name="P3"><text:soft-page-break/>localhost <text:s text:c="17"/>: ok=2 <text:s text:c="3"/>changed=2 <text:s text:c="3"/>unreachable=0 <text:s text:c="3"/>failed=0 <text:s text:c="3"/>skipped=1 <text:s text:c="3"/>rescued=0 <text:s text:c="3"/>ignored=0</text:p>
          <text:p text:style-name="P7"/>
          <text:p text:style-name="P3">INFO <text:s text:c="4"/>Pruning extra files from scenario ephemeral directory</text:p>
          <text:p text:style-name="P6">[Pipeline] cleanWs</text:p>
          <text:p text:style-name="P3">[WS-CLEANUP] Deleting project workspace...</text:p>
          <text:p text:style-name="P3">[WS-CLEANUP] Deferred wipeout is used...</text:p>
          <text:p text:style-name="P3">[WS-CLEANUP] done</text:p>
          <text:p text:style-name="P6">[Pipeline] }</text:p>
          <text:p text:style-name="P6">[Pipeline] // stage</text:p>
          <text:p text:style-name="P6">[Pipeline] }</text:p>
          <text:p text:style-name="P6">[Pipeline] // withEnv</text:p>
          <text:p text:style-name="P6">[Pipeline] }</text:p>
          <text:p text:style-name="P6">[Pipeline] // node</text:p>
          <text:p text:style-name="P6">[Pipeline] End of Pipeline</text:p>
          <text:p text:style-name="P4">Finished: SUCCESS</text:p>
        </text:section>
      </text:section>
      <text:p text:style-name="P9"/>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ystem-ui" svg:font-family="system-ui, 'Segoe UI', roboto, 'Noto Sans', oxygen, ubuntu, cantarell, 'Fira Sans', 'Droid Sans', 'Helvetica Neue', arial, sans-serif, 'Apple Color Emoji', 'Segoe UI Emoji', 'Segoe UI Symbol'"/>
    <style:font-face style:name="var font-family-mono" svg:font-family="'var font-family-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4T16:45:28.282494601</meta:creation-date>
    <dc:date>2023-08-14T16:46:31.083169826</dc:date>
    <meta:editing-duration>PT1M3S</meta:editing-duration>
    <meta:editing-cycles>1</meta:editing-cycles>
    <meta:document-statistic meta:table-count="0" meta:image-count="0" meta:object-count="0" meta:page-count="21" meta:paragraph-count="394" meta:word-count="3083" meta:character-count="36297" meta:non-whitespace-character-count="33238"/>
    <meta:generator>LibreOffice/7.3.7.2$Linux_X86_64 LibreOffice_project/30$Build-2</meta:generator>
  </office:meta>
</office:document-meta>
</file>